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officeooo:paragraph-rsid="005e0433"/>
    </style:style>
    <style:style style:name="P9" style:family="paragraph" style:parent-style-name="Standard">
      <style:paragraph-properties fo:text-align="start" style:justify-single-word="false"/>
      <style:text-properties officeooo:paragraph-rsid="0062670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9b714" officeooo:paragraph-rsid="0069b71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6b0358" officeooo:paragraph-rsid="006b03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6b1bdd" officeooo:paragraph-rsid="006b1bd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6d7b4c" officeooo:paragraph-rsid="006d7b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6dfffb" officeooo:paragraph-rsid="006dfff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6fa92d" officeooo:paragraph-rsid="006fa92d" style:font-weight-asian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font-weight="normal" officeooo:rsid="006fa92d" officeooo:paragraph-rsid="006fa92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0c686" officeooo:paragraph-rsid="0070c68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7288e4" officeooo:paragraph-rsid="007288e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55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56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57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58" style:family="paragraph" style:parent-style-name="Standard">
      <style:paragraph-properties fo:text-align="start" style:justify-single-word="false"/>
      <style:text-properties fo:font-weight="normal" officeooo:paragraph-rsid="006fa92d"/>
    </style:style>
    <style:style style:name="P59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60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61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6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67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68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69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71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72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660f1f" officeooo:paragraph-rsid="00660f1f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70c686" officeooo:paragraph-rsid="0070c686"/>
    </style:style>
    <style:style style:name="P75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76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67ba39" officeooo:paragraph-rsid="0067ba39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94370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8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8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8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8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88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8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9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91" style:family="paragraph" style:parent-style-name="Standard">
      <style:paragraph-properties style:line-height-at-least="0.198in"/>
    </style:style>
    <style:style style:name="P92" style:family="paragraph" style:parent-style-name="Standard">
      <style:paragraph-properties fo:margin-top="0in" fo:margin-bottom="0.1965in" style:contextual-spacing="false" style:line-height-at-least="0.198in"/>
    </style:style>
    <style:style style:name="P93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bold" officeooo:rsid="0069b714" officeooo:paragraph-rsid="0069b714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weight="bold" officeooo:rsid="006ceb68" officeooo:paragraph-rsid="006ceb68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weight="bold" officeooo:rsid="0070c686" officeooo:paragraph-rsid="0070c68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7288e4" officeooo:paragraph-rsid="007288e4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111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112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113" style:family="paragraph" style:parent-style-name="Standard">
      <style:paragraph-properties fo:text-align="start" style:justify-single-word="false"/>
      <style:text-properties fo:font-weight="normal" officeooo:rsid="007288e4" officeooo:paragraph-rsid="007288e4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weight="normal" officeooo:rsid="0074ca62" officeooo:paragraph-rsid="0074ca62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74ca62" officeooo:paragraph-rsid="0074ca62" style:font-weight-asian="bold" style:font-weight-complex="bold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6fa92d" style:font-weight-asian="normal" style:font-weight-complex="normal"/>
    </style:style>
    <style:style style:name="T41" style:family="text">
      <style:text-properties officeooo:rsid="00460bf6"/>
    </style:style>
    <style:style style:name="T42" style:family="text">
      <style:text-properties officeooo:rsid="00461681"/>
    </style:style>
    <style:style style:name="T43" style:family="text">
      <style:text-properties officeooo:rsid="004a138e"/>
    </style:style>
    <style:style style:name="T44" style:family="text">
      <style:text-properties officeooo:rsid="004b9c23"/>
    </style:style>
    <style:style style:name="T45" style:family="text">
      <style:text-properties officeooo:rsid="004c4fc3"/>
    </style:style>
    <style:style style:name="T46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7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8" style:family="text">
      <style:text-properties fo:font-variant="normal" fo:text-transform="none" style:font-name="Liberation Serif" fo:letter-spacing="normal" fo:font-style="normal"/>
    </style:style>
    <style:style style:name="T49" style:family="text">
      <style:text-properties fo:font-variant="normal" fo:text-transform="none" style:font-name="Liberation Serif" fo:letter-spacing="normal" fo:font-style="normal" officeooo:rsid="0051770e"/>
    </style:style>
    <style:style style:name="T50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3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4" style:family="text">
      <style:text-properties fo:font-variant="normal" fo:text-transform="none" fo:color="#303030" loext:opacity="100%" fo:letter-spacing="normal"/>
    </style:style>
    <style:style style:name="T55" style:family="text">
      <style:text-properties officeooo:rsid="0053be4c"/>
    </style:style>
    <style:style style:name="T56" style:family="text">
      <style:text-properties officeooo:rsid="0055be8f"/>
    </style:style>
    <style:style style:name="T57" style:family="text">
      <style:text-properties fo:font-weight="bold"/>
    </style:style>
    <style:style style:name="T58" style:family="text">
      <style:text-properties officeooo:rsid="005e0433"/>
    </style:style>
    <style:style style:name="T59" style:family="text">
      <style:text-properties officeooo:rsid="005fbdbf"/>
    </style:style>
    <style:style style:name="T60" style:family="text">
      <style:text-properties officeooo:rsid="00652b39"/>
    </style:style>
    <style:style style:name="T61" style:family="text">
      <style:text-properties officeooo:rsid="006948f5"/>
    </style:style>
    <style:style style:name="T62" style:family="text">
      <style:text-properties officeooo:rsid="006b1bdd"/>
    </style:style>
    <style:style style:name="T63" style:family="text">
      <style:text-properties officeooo:rsid="006c2add"/>
    </style:style>
    <style:style style:name="T64" style:family="text">
      <style:text-properties officeooo:rsid="00714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66">- use a unordered_set and fill all the row and columns which has zeros in it</text:p>
      <text:p text:style-name="P66">- after that replace all the data in the rows that are stored in the set with zeros</text:p>
      <text:p text:style-name="P66">-time complexity – O(n*m)</text:p>
      <text:p text:style-name="P66">-space complexity – O(n+m)</text:p>
      <text:p text:style-name="P66"/>
      <text:p text:style-name="P66"/>
      <text:p text:style-name="P69">optimal-</text:p>
      <text:p text:style-name="P69">- use first row and column as indicators</text:p>
      <text:p text:style-name="P69">-use two variables firstRow and firstCol as indicators if the first row or column will be zero or not</text:p>
      <text:p text:style-name="P66"/>
      <text:p text:style-name="P66"/>
      <text:p text:style-name="P66"/>
      <text:p text:style-name="P66"/>
      <text:p text:style-name="P66"/>
      <text:p text:style-name="P6"><text:span text:style-name="T4">2.</text:span><text:span text:style-name="T6">Print Pascal’s Triangle</text:span></text:p>
      <text:p text:style-name="P70"/>
      <text:p text:style-name="P10"><text:span text:style-name="T7">#</text:span><text:span text:style-name="T5">find a particular element at a given row and column</text:span></text:p>
      <text:p text:style-name="P10">r = r – 1 </text:p>
      <text:p text:style-name="P10">c = c -1 </text:p>
      <text:p text:style-name="P10">find the combination of the above rCc</text:p>
      <text:p text:style-name="P10">-view the shotcut in the video of striver</text:p>
      <text:p text:style-name="P59"><text:span text:style-name="T2">int</text:span> findNcr(<text:span text:style-name="T2">int</text:span> n, <text:span text:style-name="T2">int</text:span> r)</text:p>
      <text:p text:style-name="P60">{</text:p>
      <text:p text:style-name="P60"><text:span text:style-name="T2">int</text:span> ans = <text:span text:style-name="T3">1</text:span> ;</text:p>
      <text:p text:style-name="P60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60">{</text:p>
      <text:p text:style-name="P60"><text:tab/>ans = ans * (n - i) ;<text:span text:style-name="T11"> // fo the numerator </text:span></text:p>
      <text:p text:style-name="P60"><text:tab/>ans = ans / i + <text:span text:style-name="T3">1</text:span> ;</text:p>
      <text:p text:style-name="P60">}</text:p>
      <text:p text:style-name="P60"><text:soft-page-break/><text:span text:style-name="T2">return</text:span> ans ;</text:p>
      <text:p text:style-name="P60">}</text:p>
      <text:p text:style-name="P10"/>
      <text:p text:style-name="P11">#find all the elements of a particular row of a pascals triangle</text:p>
      <text:p text:style-name="P11"/>
      <text:p text:style-name="P11">video - <text:a xlink:type="simple" xlink:href="https://www.youtube.com/watch?v=bR7mQgwQ_o8" text:style-name="Internet_20_link" text:visited-style-name="Visited_20_Internet_20_Link">https://www.youtube.com/watch?v=bR7mQgwQ_o8</text:a></text:p>
      <text:p text:style-name="P11"/>
      <text:p text:style-name="P11">theroy</text:p>
      <text:p text:style-name="P11">-the first and the last elements of the row will be 1</text:p>
      <text:p text:style-name="P11">- the next elements with refrence to a particular element will be</text:p>
      <text:p text:style-name="P11"><text:tab/>ans * (row – col ) </text:p>
      <text:p text:style-name="P11"><text:tab/>ans / col </text:p>
      <text:p text:style-name="P11">- the col should be in zero based indexing and the row can be in one based indexing</text:p>
      <text:p text:style-name="P12"/>
      <text:p text:style-name="P12"/>
      <text:p text:style-name="P12">#print the entire pascal triangle for a particular n</text:p>
      <text:p text:style-name="P12"/>
      <text:p text:style-name="P12">brute – use the formula for each element of the triangle </text:p>
      <text:p text:style-name="P12"><text:tab/>there will be <text:s/>two loops ,one loop will go from 0 to n-1 and the other will go from 0 to r-1</text:p>
      <text:p text:style-name="P12">time complexity : O(n3)</text:p>
      <text:p text:style-name="P12"/>
      <text:p text:style-name="P12">optimal – use the second approach and <text:span text:style-name="T12">find the all the rows</text:span></text:p>
      <text:p text:style-name="P68"/>
      <text:p text:style-name="P67"/>
      <text:p text:style-name="P7"><text:span text:style-name="T13">4.</text:span><text:span text:style-name="T6">Next Greater Permutation</text:span></text:p>
      <text:p text:style-name="P13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3"/>
      <text:p text:style-name="P13"/>
      <text:p text:style-name="P14">Brute :</text:p>
      <text:p text:style-name="P14">-generate all the permutations and find the existing sequence and find the the next one.</text:p>
      <text:p text:style-name="P14">-<text:span text:style-name="T14">time complexity : O(n! * n)</text:span></text:p>
      <text:p text:style-name="P15">better :</text:p>
      <text:p text:style-name="P15">-next_permuation() // for c++</text:p>
      <text:p text:style-name="P62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61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61"><text:span text:style-name="T19"><text:tab/>return</text:span> <text:span text:style-name="T15">a</text:span><text:span text:style-name="T16">;</text:span></text:p>
      <text:p text:style-name="P84">}</text:p>
      <text:p text:style-name="P15"/>
      <text:p text:style-name="P15">optimal:</text:p>
      <text:p text:style-name="P15">-<text:span text:style-name="T20">find the longest prefix match by finding the breakpoint a[i] &gt; a[i+1] </text:span><text:span text:style-name="T21">from the last </text:span></text:p>
      <text:p text:style-name="P15">-<text:span text:style-name="T20">find the element that is greater than a[i] but smaller than all the elements past index I</text:span></text:p>
      <text:p text:style-name="P15">-<text:span text:style-name="T20">place the remaining elements after i in sorted order.</text:span></text:p>
      <text:p text:style-name="P62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61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61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6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61"><text:span text:style-name="T15">ind</text:span> <text:span text:style-name="T16">=</text:span> <text:span text:style-name="T15">i</text:span><text:span text:style-name="T16">;</text:span></text:p>
      <text:p text:style-name="P61"><text:soft-page-break/><text:span text:style-name="T19">break</text:span><text:span text:style-name="T16">;</text:span></text:p>
      <text:p text:style-name="P84">}</text:p>
      <text:p text:style-name="P61"><text:span text:style-name="T16">}</text:span><text:span text:style-name="T23">//O(n)</text:span></text:p>
      <text:p text:style-name="P61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61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61"><text:span text:style-name="T19">return</text:span> <text:span text:style-name="T15">arr</text:span> <text:span text:style-name="T16">;</text:span></text:p>
      <text:p text:style-name="P84">}</text:p>
      <text:p text:style-name="P88">//O(n)</text:p>
      <text:p text:style-name="P88">//finding the element that is greater than the arr[ind]</text:p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6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61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61"><text:span text:style-name="T19">break</text:span><text:span text:style-name="T16">;</text:span> </text:p>
      <text:p text:style-name="P84">}</text:p>
      <text:p text:style-name="P84">}</text:p>
      <text:p text:style-name="P61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61"><text:span text:style-name="T19">return</text:span> <text:span text:style-name="T15">arr</text:span> <text:span text:style-name="T16">;</text:span></text:p>
      <text:p text:style-name="P84">}</text:p>
      <text:p text:style-name="P84"/>
      <text:p text:style-name="P85">O(3n)</text:p>
      <text:p text:style-name="P85"/>
      <text:p text:style-name="P86"/>
      <text:p text:style-name="P86"/>
      <text:p text:style-name="P86">5.Kadane’s algorithm</text:p>
      <text:p text:style-name="P15"/>
      <text:p text:style-name="P16">find the maximum subarray </text:p>
      <text:p text:style-name="P16">brute : use the three loop </text:p>
      <text:p text:style-name="P17">code :</text:p>
      <text:p text:style-name="P63"><text:span text:style-name="T19">#include</text:span> <text:span text:style-name="T19">&lt;</text:span><text:span text:style-name="T24">bits/stdc++.h</text:span><text:span text:style-name="T19">&gt;</text:span> </text:p>
      <text:p text:style-name="P61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84">{</text:p>
      <text:p text:style-name="P61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61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61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61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61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61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84">}</text:p>
      <text:p text:style-name="P61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84">}</text:p>
      <text:p text:style-name="P84">}</text:p>
      <text:p text:style-name="P61"><text:span text:style-name="T19">return</text:span> <text:span text:style-name="T15">ans</text:span> <text:span text:style-name="T16">;</text:span></text:p>
      <text:p text:style-name="P84">}</text:p>
      <text:p text:style-name="P17"/>
      <text:p text:style-name="P17">better : two loops</text:p>
      <text:p text:style-name="P63"><text:span text:style-name="T19">#include</text:span> <text:span text:style-name="T19">&lt;</text:span><text:span text:style-name="T24">bits/stdc++.h</text:span><text:span text:style-name="T19">&gt;</text:span> </text:p>
      <text:p text:style-name="P61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84"><text:soft-page-break/>{</text:p>
      <text:p text:style-name="P61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61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61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61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61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84">}</text:p>
      <text:p text:style-name="P61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84">}</text:p>
      <text:p text:style-name="P61"><text:span text:style-name="T19">return</text:span> <text:span text:style-name="T15">ans</text:span> <text:span text:style-name="T16">;</text:span></text:p>
      <text:p text:style-name="P84">}</text:p>
      <text:p text:style-name="P17"/>
      <text:p text:style-name="P17"/>
      <text:p text:style-name="P17">optimal : </text:p>
      <text:p text:style-name="P17">kadane’s algorithm</text:p>
      <text:p text:style-name="P17">-keep adding till we get resultant as negative then replace the value back to zero.</text:p>
      <text:p text:style-name="P17">- <text:span text:style-name="T25">keep two variables sum and max</text:span></text:p>
      <text:p text:style-name="P17"/>
      <text:p text:style-name="P17"/>
      <text:p text:style-name="P18">6.sort the array of 0’s , 1’s and 2’s </text:p>
      <text:p text:style-name="P18">brute : use the sort array function</text:p>
      <text:p text:style-name="P18">better : keep a count of number of zeros , ones and twos</text:p>
      <text:p text:style-name="P19">code :</text:p>
      <text:p text:style-name="P64"><text:span text:style-name="T19">#include</text:span> <text:span text:style-name="T19">&lt;</text:span><text:span text:style-name="T24">bits/stdc++.h</text:span><text:span text:style-name="T19">&gt;</text:span> </text:p>
      <text:p text:style-name="P91"/>
      <text:p text:style-name="P61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84">{</text:p>
      <text:p text:style-name="P61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61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61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6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61"><text:span text:style-name="T15">zero</text:span><text:span text:style-name="T16">++</text:span> <text:span text:style-name="T16">;</text:span></text:p>
      <text:p text:style-name="P84">}</text:p>
      <text:p text:style-name="P6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61"><text:span text:style-name="T15">one</text:span><text:span text:style-name="T16">++</text:span> <text:span text:style-name="T16">;</text:span></text:p>
      <text:p text:style-name="P84">}</text:p>
      <text:p text:style-name="P6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61"><text:span text:style-name="T15">two</text:span><text:span text:style-name="T16">++</text:span> <text:span text:style-name="T16">;</text:span></text:p>
      <text:p text:style-name="P84">}</text:p>
      <text:p text:style-name="P84">}</text:p>
      <text:p text:style-name="P92"/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61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84">}</text:p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61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61"><text:soft-page-break/><text:span text:style-name="T16">}</text:span> </text:p>
      <text:p text:style-name="P61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61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61"><text:span text:style-name="T16">}</text:span> </text:p>
      <text:p text:style-name="P84">}</text:p>
      <text:p text:style-name="P19"/>
      <text:p text:style-name="P18">optimal : </text:p>
      <text:p text:style-name="P19">Dutch national flag algorithm</text:p>
      <text:p text:style-name="P20">intution : </text:p>
      <text:p text:style-name="P20">0 – low -1 =&gt; 0</text:p>
      <text:p text:style-name="P20">low – mid – 1 =&gt; 1 </text:p>
      <text:p text:style-name="P20">high + 1 – n -1 =&gt; 2</text:p>
      <text:p text:style-name="P20"/>
      <text:p text:style-name="P20">mid – high =&gt; unsorted <text:span text:style-name="T26">part </text:span></text:p>
      <text:p text:style-name="P20"/>
      <text:p text:style-name="P21">algorithm :</text:p>
      <text:p text:style-name="P21">- initially mark low = 0 , mid = 1 , high = n -1</text:p>
      <text:p text:style-name="P65"><text:span text:style-name="T19">#include</text:span> <text:span text:style-name="T19">&lt;</text:span><text:span text:style-name="T24">bits/stdc++.h</text:span><text:span text:style-name="T19">&gt;</text:span> </text:p>
      <text:p text:style-name="P91"/>
      <text:p text:style-name="P61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84">{</text:p>
      <text:p text:style-name="P61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61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61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61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61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61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61"><text:span text:style-name="T15">low</text:span><text:span text:style-name="T16">++</text:span> <text:span text:style-name="T16">;</text:span></text:p>
      <text:p text:style-name="P61"><text:span text:style-name="T15">mid</text:span><text:span text:style-name="T16">++</text:span> <text:span text:style-name="T16">;</text:span></text:p>
      <text:p text:style-name="P84">}</text:p>
      <text:p text:style-name="P61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61"><text:span text:style-name="T15">mid</text:span><text:span text:style-name="T16">++</text:span> <text:span text:style-name="T16">;</text:span></text:p>
      <text:p text:style-name="P84">}</text:p>
      <text:p text:style-name="P61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61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61"><text:span text:style-name="T15">high</text:span><text:span text:style-name="T16">--;</text:span></text:p>
      <text:p text:style-name="P84">}</text:p>
      <text:p text:style-name="P84">}</text:p>
      <text:p text:style-name="P84">}</text:p>
      <text:p text:style-name="P87"/>
      <text:p text:style-name="P87"/>
      <text:p text:style-name="P87"/>
      <text:p text:style-name="P89"><text:span text:style-name="T17">7.</text:span><text:span text:style-name="T6">Best time to buy and sell stock</text:span></text:p>
      <text:p text:style-name="P71">we can only buy or sell one time!</text:p>
      <text:p text:style-name="P72"/>
      <text:p text:style-name="P90"><text:span text:style-name="T5">- </text:span><text:span text:style-name="T8">if we are buying and selling on the same day then it does not make any sense</text:span></text:p>
      <text:p text:style-name="P75">-if we are selling on a particular day than we need to buy it on the day when it is minimum</text:p>
      <text:p text:style-name="P90"><text:span text:style-name="T8">-</text:span><text:span text:style-name="T9">keep a track of minimum</text:span></text:p>
      <text:p text:style-name="P76"><text:soft-page-break/>-update the minimum after every interation</text:p>
      <text:p text:style-name="P76">-also calculate the profit after every traversal</text:p>
      <text:p text:style-name="P87"/>
      <text:p text:style-name="P87"/>
      <text:p text:style-name="P22">8. Rotate matrix by 90*</text:p>
      <text:p text:style-name="P22"><text:s/>brute → </text:p>
      <text:p text:style-name="P22">- use a spare matrix</text:p>
      <text:p text:style-name="P22">- <text:s/>[i][j] → [j][n-i-1]</text:p>
      <text:p text:style-name="P22">-<text:span text:style-name="T27">time complexity : O(n2)</text:span></text:p>
      <text:p text:style-name="P22">-<text:span text:style-name="T27">space complexity : O(n2)</text:span></text:p>
      <text:p text:style-name="P23">optimal → </text:p>
      <text:p text:style-name="P23"/>
      <text:p text:style-name="P24">8. merge overlapping subintervals</text:p>
      <text:p text:style-name="P24">- <text:span text:style-name="T28">make a 2d vector</text:span></text:p>
      <text:p text:style-name="P24">-<text:span text:style-name="T28">try a for loop 0 → n </text:span></text:p>
      <text:p text:style-name="P24">- <text:span text:style-name="T28">if the vector is empty then push back the arr[i]</text:span></text:p>
      <text:p text:style-name="P24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4"><text:tab/><text:span text:style-name="T28">if(ans.back()[1] &lt; arr[i][0]</text:span></text:p>
      <text:p text:style-name="P24"/>
      <text:p text:style-name="P24"/>
      <text:p text:style-name="P24">- <text:span text:style-name="T28">now the case becomes of elements getting overlapped</text:span></text:p>
      <text:p text:style-name="P24">- <text:span text:style-name="T28">ans.back()[1] = max(ans.back()[1] , arr[i][</text:span><text:span text:style-name="T30">1</text:span><text:span text:style-name="T28">] </text:span><text:span text:style-name="T30">)</text:span></text:p>
      <text:p text:style-name="P24"/>
      <text:p text:style-name="P25">9. merge two sorted arrays</text:p>
      <text:p text:style-name="P27">brute : use the third array and by using the merge sort method</text:p>
      <text:p text:style-name="P26">optimal : </text:p>
      <text:p text:style-name="P26">- use two pointer point one toward the last element of the first and the other to the first element of the second array</text:p>
      <text:p text:style-name="P26">-compare both of them</text:p>
      <text:p text:style-name="P26">-we will swap them if we find elements of the first array are larger than the second array</text:p>
      <text:p text:style-name="P26">-we will break if the element of the first array are already smaller than the second array</text:p>
      <text:p text:style-name="P26">-<text:span text:style-name="T31">sort the both the arrays</text:span></text:p>
      <text:p text:style-name="P28">10 . find the duplicate element in the array </text:p>
      <text:p text:style-name="P28">brute : two loops</text:p>
      <text:p text:style-name="P28">better : sort the array </text:p>
      <text:p text:style-name="P28">even better : hashmap </text:p>
      <text:p text:style-name="P28">even even better : frequency array </text:p>
      <text:p text:style-name="P29">optimal : linked list cycle detectation method</text:p>
      <text:p text:style-name="P29">-<text:span text:style-name="T32">intution → when ever there is a repeation element then there will be a cycle </text:span></text:p>
      <text:p text:style-name="P30">algo :</text:p>
      <text:p text:style-name="P30">-initialize two pointers slow and fast and initialize them to arr[0]</text:p>
      <text:p text:style-name="P30">- slow = arr[slow] and fast = arr[fast]</text:p>
      <text:p text:style-name="P30">- run a do while loop till the slow != fast</text:p>
      <text:p text:style-name="P30">- re-initialize the fast to arr[0]</text:p>
      <text:p text:style-name="P30">-run a while loop till fast != slow </text:p>
      <text:p text:style-name="P30">- return slow</text:p>
      <text:p text:style-name="P30"/>
      <text:p text:style-name="P31">10.We have elements from 1→n in the array, find the missing number and the repeating element</text:p>
      <text:p text:style-name="P31"><text:soft-page-break/>naive solution : </text:p>
      <text:p text:style-name="P31">-loop from <text:s/>1 to n and check for each number in the array and find out missing element and the repeating one.</text:p>
      <text:p text:style-name="P32">Time complexity : O(n2)</text:p>
      <text:p text:style-name="P34">space complexity : O(1)</text:p>
      <text:p text:style-name="P32">better :</text:p>
      <text:p text:style-name="P34">use a hashtable and solve</text:p>
      <text:p text:style-name="P33">Time complexity : O(n)</text:p>
      <text:p text:style-name="P34">space complexity : O(n)</text:p>
      <text:p text:style-name="P34"/>
      <text:p text:style-name="P35">optimal 1 :</text:p>
      <text:p text:style-name="P35">- do a sum of array and find the sum of first n natural numbers and after <text:span text:style-name="T33">doing this we need to subtract them </text:span></text:p>
      <text:p text:style-name="P35">- after <text:span text:style-name="T33">performing the above task we will be reveiving a equation of x – y of which one is missing number and the other is repeating number</text:span></text:p>
      <text:p text:style-name="P35">- <text:span text:style-name="T33">now find the sum of squares of elements of the array and sum of squares of first n natural numbers</text:span></text:p>
      <text:p text:style-name="P35">- <text:span text:style-name="T33">subtract them, now we get </text:span><text:span text:style-name="T34">x2 – y2, which is (x+y)(x-y)</text:span></text:p>
      <text:p text:style-name="P35">- <text:span text:style-name="T34">now we will divide the result with the answer of (x-y) , we now get x+y</text:span></text:p>
      <text:p text:style-name="P35">- <text:span text:style-name="T35">do val1 + val 2 and divide it by, we will be getting x</text:span></text:p>
      <text:p text:style-name="P35">- <text:span text:style-name="T35">now do x – val1 we get y</text:span></text:p>
      <text:p text:style-name="P35">- <text:span text:style-name="T35">x is the repeating element and y is the missing element</text:span></text:p>
      <text:p text:style-name="P35"/>
      <text:p text:style-name="P36">time complexity : O(n)</text:p>
      <text:p text:style-name="P36">space complexity : O(1) </text:p>
      <text:p text:style-name="P36"/>
      <text:p text:style-name="P54"><text:span text:style-name="T36">11.</text:span><text:span text:style-name="T6">Count Inversions</text:span></text:p>
      <text:p text:style-name="P37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7"/>
      <text:p text:style-name="P37">brute : use two for loop (nested) with time complexity as O(n2) </text:p>
      <text:p text:style-name="P38">optimal :</text:p>
      <text:p text:style-name="P93">intution</text:p>
      <text:p text:style-name="P38">- imagine there are two sorted arrays, point two pointers , one at arr1[0] and the other at arr2[0]</text:p>
      <text:p text:style-name="P38">-<text:span text:style-name="T41">loop them and find if arr1[i] &gt; arr2[i] , if this is true we will add all the remaining elements count in the counter </text:span></text:p>
      <text:p text:style-name="P38">- <text:span text:style-name="T41">we are preforming this because all the elements are sorted in the array so arr1[i] is greater than arr2[i] then </text:span><text:span text:style-name="T42">all the elements after i will be greater than arr2[i] so we add them up</text:span></text:p>
      <text:p text:style-name="P93">algorithm :</text:p>
      <text:p text:style-name="P94"/>
      <text:p text:style-name="P40">- use the merge sort code</text:p>
      <text:p text:style-name="P40">- while merging the two sorted arrays, when the right is smaller than we will simply do</text:p>
      <text:p text:style-name="P40">cnt += mid – low + 1 </text:p>
      <text:p text:style-name="P40"/>
      <text:p text:style-name="P40">-we are distorting the array, to avoid this we can make a copy of the data</text:p>
      <text:p text:style-name="P40"/>
      <text:p text:style-name="P40"/>
      <text:p text:style-name="P55"><text:span text:style-name="T37">12.</text:span><text:span text:style-name="T6">Search In A 2D Matrix</text:span></text:p>
      <text:p text:style-name="P40"/>
      <text:p text:style-name="P41">brute : two nested for loops with time complexity as O(n2)</text:p>
      <text:p text:style-name="P41"><text:soft-page-break/>better:<text:span text:style-name="T43">apply binary search in each row , time complexity will be O(nlogn) , if the target is bettween arr[i][0] – arr[i][n-1]</text:span></text:p>
      <text:p text:style-name="P41"/>
      <text:p text:style-name="P41"/>
      <text:p text:style-name="P42">optimal </text:p>
      <text:p text:style-name="P42">- the entire matrix is sorted so we can flatten it not physically but asumming it as flattened</text:p>
      <text:p text:style-name="P42">- now we will do binary search on 0 → n+m – 1</text:p>
      <text:p text:style-name="P42">- we will find the row as mid / m and col as mid % m , where mid is found in binary search</text:p>
      <text:p text:style-name="P42">-<text:span text:style-name="T44">for the intution view 12:00 of striver’s video</text:span></text:p>
      <text:p text:style-name="P42">-<text:span text:style-name="T44">time complexity - O(log(n*m))</text:span></text:p>
      <text:p text:style-name="P41"/>
      <text:p text:style-name="P56"><text:span text:style-name="T38">13. </text:span><text:span text:style-name="T6">Find X raised to power N</text:span></text:p>
      <text:p text:style-name="P43"/>
      <text:p text:style-name="P43">naive : use the power function of the c++ stl <text:span text:style-name="T45">(don’t use this in the interview)</text:span></text:p>
      <text:p text:style-name="P44">brute : </text:p>
      <text:p text:style-name="P44">looping from 1 → n </text:p>
      <text:p text:style-name="P57"><text:span text:style-name="T39">-if the n is negative make a long long variable and store the value of n in that we need to store in long long because the range of int is </text:span><text:span text:style-name="T46">-2,147,483,648 to 2,147,483,647 </text:span><text:span text:style-name="T47">so it will overflow</text:span></text:p>
      <text:p text:style-name="P100"/>
      <text:p text:style-name="P100"/>
      <text:p text:style-name="P101"/>
      <text:p text:style-name="P102">optimal :</text:p>
      <text:p text:style-name="P102">-loop till n is greater than zero</text:p>
      <text:p text:style-name="P102">-if n is odd then do ; ans = ans * x and n = n -1 </text:p>
      <text:p text:style-name="P102">-else do x = x *x and n = n/2</text:p>
      <text:p text:style-name="P102"/>
      <text:p text:style-name="P102"/>
      <text:p text:style-name="P109">14. majority element <text:span text:style-name="T55">n/2</text:span></text:p>
      <text:p text:style-name="P103">brute : two loop approach</text:p>
      <text:p text:style-name="P103">better : using hashmap</text:p>
      <text:p text:style-name="P103">optimal :</text:p>
      <text:p text:style-name="P104">mores’ voting algorithm</text:p>
      <text:p text:style-name="P99"><text:span text:style-name="T48">-</text:span><text:span text:style-name="T49">declare two variables ; element and cnt</text:span></text:p>
      <text:p text:style-name="P105">-initialize element to arr[i] and cnt as 1 </text:p>
      <text:p text:style-name="P105">-for loop 1 → n -1</text:p>
      <text:p text:style-name="P105">- do cnt++ if arr[i] == element</text:p>
      <text:p text:style-name="P105">-else cnt--</text:p>
      <text:p text:style-name="P105">-if(cnt == 0) then element = arr[i] // neutrailzation is done</text:p>
      <text:p text:style-name="P105">-return at end</text:p>
      <text:p text:style-name="P105"/>
      <text:p text:style-name="P105"/>
      <text:p text:style-name="P110">15. Majority Element n/3</text:p>
      <text:p text:style-name="P110"/>
      <text:p text:style-name="P106">question : given an array of n integers we need to find all the elements appearing more than n/3 times </text:p>
      <text:p text:style-name="P106">solution : </text:p>
      <text:p text:style-name="P106">- there will be at max of 2 integers appearing more than n/3 times.</text:p>
      <text:p text:style-name="P107">Brute : use the normal two nested for loops </text:p>
      <text:p text:style-name="P107">Better :</text:p>
      <text:p text:style-name="P107">-use the hashing </text:p>
      <text:p text:style-name="P107"><text:soft-page-break/>-in the for loop after incresing the frequency we need to check if the element’s frequency is already greater than n/3 or equal to n/3 + 1 , then push_back in the main vector</text:p>
      <text:p text:style-name="P107">-check if the size of answer is equal to 2 then break </text:p>
      <text:p text:style-name="P107"/>
      <text:p text:style-name="P107">optimal </text:p>
      <text:p text:style-name="P107">-<text:span text:style-name="T56">the intution is almost shame compared to the previous problem, here we need to have two count variables and two elements variables</text:span></text:p>
      <text:p text:style-name="P107">-<text:span text:style-name="T56">check the code for further explation</text:span></text:p>
      <text:p text:style-name="P107"/>
      <text:p text:style-name="P107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107"/>
      <text:p text:style-name="P107"/>
      <text:p text:style-name="P78"><text:span text:style-name="T50">16. </text:span><text:span text:style-name="T57">Unique Paths</text:span></text:p>
      <text:p text:style-name="P78"/>
      <text:p text:style-name="P80">Brute Force : use recursion and try out all possible paths</text:p>
      <text:p text:style-name="P79">better : <text:span text:style-name="T58">use memoization</text:span></text:p>
      <text:p text:style-name="P81">optimal :</text:p>
      <text:p text:style-name="P81">-total number of <text:span text:style-name="T59">steps taken</text:span> we take will always be <text:span text:style-name="T59">(m-1) + (n-1) = (m + n – 2 ) </text:span></text:p>
      <text:p text:style-name="P8"><text:span text:style-name="T10">-</text:span><text:span text:style-name="T51">use a for loop to calculate the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n-1 </text:span></text:span><text:span text:style-name="T54"> </text:span><text:span text:style-name="T51">or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m-1 </text:span></text:span></text:p>
      <text:p text:style-name="P8"><text:span text:style-name="Strong_20_Emphasis"><text:span text:style-name="T53">- for combination take a look at the following code for nCr</text:span></text:span></text:p>
      <text:p text:style-name="P9"><text:span text:style-name="Strong_20_Emphasis"><text:span text:style-name="T53">for(int I = 1 ; I &lt;= r ; i++ ){</text:span></text:span></text:p>
      <text:p text:style-name="P9"><text:span text:style-name="Strong_20_Emphasis"><text:span text:style-name="T53"><text:tab/>ans = ans *(n – r + I ) / I ;</text:span></text:span></text:p>
      <text:p text:style-name="P9"><text:span text:style-name="Strong_20_Emphasis"><text:span text:style-name="T53">}</text:span></text:span></text:p>
      <text:p text:style-name="P81"/>
      <text:p text:style-name="P82">17.Reverse pairs </text:p>
      <text:h text:style-name="P112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111" text:outline-level="4"><text:bookmark text:name="your-task-is-to-find-the-number-of-reverse-pairs-present-in-given-arr"/>Your task is to find the number of Reverse Pairs present in given 'ARR'.</text:h>
      <text:p text:style-name="P82"><text:s/></text:p>
      <text:p text:style-name="P83">Brute : use two nested for loops and do the job</text:p>
      <text:p text:style-name="P83"><text:span text:style-name="T60">optimal</text:span> :</text:p>
      <text:p text:style-name="P83">-<text:span text:style-name="T60">use the merge sort method like the one we used in the count-inversions</text:span></text:p>
      <text:p text:style-name="P83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83"/>
      <text:p text:style-name="P73">18.longest consecutive subsequence</text:p>
      <text:p text:style-name="P73"/>
      <text:p text:style-name="P77">better :</text:p>
      <text:p text:style-name="P77">-sort the array</text:p>
      <text:p text:style-name="P77">-make two variables ans = 1 and count = 1 </text:p>
      <text:p text:style-name="P77">-loop form 1 to n -1</text:p>
      <text:p text:style-name="P77">-if the element is same from the previous element then continue</text:p>
      <text:p text:style-name="P77">-if the element = previous element + 1 then count++</text:p>
      <text:p text:style-name="P77">-else count = 1 </text:p>
      <text:p text:style-name="P77">-ans = max(ans , count)</text:p>
      <text:p text:style-name="P77">-return ans </text:p>
      <text:p text:style-name="P77"/>
      <text:p text:style-name="P77">best</text:p>
      <text:p text:style-name="P77">-<text:span text:style-name="T61">store all the elements of the array in the set</text:span></text:p>
      <text:p text:style-name="P77"><text:soft-page-break/>-<text:span text:style-name="T61">iterate one by one in the set </text:span></text:p>
      <text:p text:style-name="P77">-<text:span text:style-name="T61">we will skip the further finding of an element if we find element -1 in the set indicating that that is not the starting of a sequence</text:span></text:p>
      <text:p text:style-name="P77"/>
      <text:p text:style-name="P108"/>
      <text:p text:style-name="P108"/>
      <text:p text:style-name="P39"/>
      <text:p text:style-name="P95">19. largest subsarray with sum as zero</text:p>
      <text:p text:style-name="P47">codeStudio: <text:a xlink:type="simple" xlink:href="https://www.codingninjas.com/studio/problems/920321?topList=striver-sde-sheet-problems&amp;utm_source=striver&amp;utm_medium=website&amp;leftPanelTab=0" text:style-name="Internet_20_link" text:visited-style-name="Visited_20_Internet_20_Link">https://www.codingninjas.com/studio/problems/920321?topList=striver-sde-sheet-problems&amp;utm_source=striver&amp;utm_medium=website&amp;leftPanelTab=0</text:a> </text:p>
      <text:p text:style-name="P45">brute :</text:p>
      <text:p text:style-name="P45">-two nested for loop for finding the each subarray as kadanae algorithm problem</text:p>
      <text:p text:style-name="P47">better</text:p>
      <text:p text:style-name="P45">- we will maintain a hashmap for storing the sum and its index</text:p>
      <text:p text:style-name="P45">- we will add the sum in every iteration</text:p>
      <text:p text:style-name="P45">- we will check if the sum is zero then ans = I + 1</text:p>
      <text:p text:style-name="P45">-else we will check if the sum is already in the hashmap</text:p>
      <text:p text:style-name="P45">-if yes we will find max(earlier – I , ans )</text:p>
      <text:p text:style-name="P45">-else add the sum with the index in the hashmap</text:p>
      <text:p text:style-name="P45"/>
      <text:p text:style-name="P46">-<text:span text:style-name="T62">this will be the optimal if the elements of the array have positive and zeros </text:span></text:p>
      <text:p text:style-name="P46"/>
      <text:p text:style-name="P47">optimal:</text:p>
      <text:p text:style-name="P47">two pointer and greedy approach</text:p>
      <text:p text:style-name="P47">-<text:span text:style-name="T63">initialize two pointers start1 and start2</text:span></text:p>
      <text:p text:style-name="P47">-<text:span text:style-name="T63">initialize two variables sum and maxLen </text:span></text:p>
      <text:p text:style-name="P47">-<text:span text:style-name="T63">run a loop till start1 &lt; n || sum &gt; target</text:span></text:p>
      <text:p text:style-name="P47">-<text:span text:style-name="T63">add elements to sum </text:span></text:p>
      <text:p text:style-name="P47">-<text:span text:style-name="T63">when sum exceeds the target subtract arr[start2] from the sum and move the start2</text:span></text:p>
      <text:p text:style-name="P96">20.Reverse a linklist</text:p>
      <text:p text:style-name="P48">approach:</text:p>
      <text:p text:style-name="P48">- initialize a pointer with null which will be the newHead</text:p>
      <text:p text:style-name="P48">- while loop till the head is not null</text:p>
      <text:p text:style-name="P48">-initialize a next pointer which will be head → next </text:p>
      <text:p text:style-name="P48">head → next = prev</text:p>
      <text:p text:style-name="P48">prev = head </text:p>
      <text:p text:style-name="P48">head = next</text:p>
      <text:p text:style-name="P48"/>
      <text:p text:style-name="P49">21.merge two sorted linklist</text:p>
      <text:p text:style-name="P49"/>
      <text:p text:style-name="P58"><text:span text:style-name="T40">22.</text:span><text:span text:style-name="T6">Delete Kth Node From End</text:span></text:p>
      <text:p text:style-name="P74">brute</text:p>
      <text:p text:style-name="P50">algorithm:</text:p>
      <text:p text:style-name="P50">-find the length of the linklist</text:p>
      <text:p text:style-name="P50">-subtract the len with k </text:p>
      <text:p text:style-name="P50">-initialize cnt = 1</text:p>
      <text:p text:style-name="P50">-find till you the cnt is less than k</text:p>
      <text:p text:style-name="P50"/>
      <text:p text:style-name="P97">Better</text:p>
      <text:p text:style-name="P52"><text:soft-page-break/>- dummy node initialization</text:p>
      <text:p text:style-name="P52">- dummy → next = head ;</text:p>
      <text:p text:style-name="P52">- initialization of two vairables slow and fast</text:p>
      <text:p text:style-name="P52">- slow = dummy</text:p>
      <text:p text:style-name="P52">- fast = dummy</text:p>
      <text:p text:style-name="P52">-cnt = 0</text:p>
      <text:p text:style-name="P52">- while(fast != NULL &amp;&amp; cnt &lt; k) fast = fast → next</text:p>
      <text:p text:style-name="P52">-while(fast → next != NULL) <text:span text:style-name="T64">slow → slow → next ; fast = fast → next</text:span></text:p>
      <text:p text:style-name="P52">-<text:span text:style-name="T64">slow → next = slow → next → next </text:span></text:p>
      <text:p text:style-name="P52">-<text:span text:style-name="T64">return dummy → next</text:span></text:p>
      <text:p text:style-name="P52"/>
      <text:p text:style-name="P98">23 . add two elements as linked list and return the answer as linked list</text:p>
      <text:p text:style-name="P98"/>
      <text:p text:style-name="P53">this has only optimal solution so </text:p>
      <text:p text:style-name="P53">-</text:p>
      <text:p text:style-name="P53"/>
      <text:p text:style-name="P115">24. delete a node from the linkedlist</text:p>
      <text:p text:style-name="P115"/>
      <text:p text:style-name="P115"/>
      <text:p text:style-name="P114">algorithm</text:p>
      <text:p text:style-name="P114">-copy the data of the element next to node</text:p>
      <text:p text:style-name="P114">-now move the next of the node to node’s next next</text:p>
      <text:p text:style-name="P53"/>
      <text:p text:style-name="P51"/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10-11T13:20:06.623387706</dc:date>
    <meta:editing-duration>P2DT13H34M20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2" meta:paragraph-count="389" meta:word-count="2674" meta:character-count="13641" meta:non-whitespace-character-count="11251"/>
  </office:meta>
</office:document-meta>
</file>